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04206" officeooo:paragraph-rsid="00104206" style:font-weight-asian="bold" style:font-weight-complex="bold"/>
    </style:style>
    <style:style style:name="P2" style:family="paragraph" style:parent-style-name="Standard">
      <style:text-properties fo:font-weight="bold" officeooo:rsid="00104206" officeooo:paragraph-rsid="0027c76a" style:font-weight-asian="bold" style:font-weight-complex="bold"/>
    </style:style>
    <style:style style:name="P3" style:family="paragraph" style:parent-style-name="Standard">
      <style:paragraph-properties fo:text-align="justify" style:justify-single-word="false"/>
      <style:text-properties fo:font-weight="bold" officeooo:rsid="001c4728" officeooo:paragraph-rsid="001c4728" style:font-weight-asian="bold" style:font-weight-complex="bold"/>
    </style:style>
    <style:style style:name="P4" style:family="paragraph" style:parent-style-name="Standard">
      <style:paragraph-properties fo:text-align="justify" style:justify-single-word="false"/>
      <style:text-properties fo:font-weight="bold" officeooo:rsid="002550d2" officeooo:paragraph-rsid="002550d2" style:font-weight-asian="bold" style:font-weight-complex="bold"/>
    </style:style>
    <style:style style:name="P5" style:family="paragraph" style:parent-style-name="Standard">
      <style:paragraph-properties fo:text-align="justify" style:justify-single-word="false"/>
      <style:text-properties fo:font-weight="bold" officeooo:rsid="002e5ca2" officeooo:paragraph-rsid="002e5ca2" style:font-weight-asian="bold" style:font-weight-complex="bold"/>
    </style:style>
    <style:style style:name="P6" style:family="paragraph" style:parent-style-name="Standard">
      <style:paragraph-properties fo:text-align="justify" style:justify-single-word="false"/>
      <style:text-properties officeooo:paragraph-rsid="00148f5e"/>
    </style:style>
    <style:style style:name="P7" style:family="paragraph" style:parent-style-name="Standard">
      <style:paragraph-properties fo:text-align="justify" style:justify-single-word="false"/>
      <style:text-properties officeooo:paragraph-rsid="00200b83"/>
    </style:style>
    <style:style style:name="P8" style:family="paragraph" style:parent-style-name="Standard">
      <style:paragraph-properties fo:text-align="justify" style:justify-single-word="false"/>
      <style:text-properties officeooo:paragraph-rsid="0024cebc"/>
    </style:style>
    <style:style style:name="P9" style:family="paragraph" style:parent-style-name="Standard">
      <style:paragraph-properties fo:text-align="justify" style:justify-single-word="false"/>
      <style:text-properties officeooo:paragraph-rsid="002550d2"/>
    </style:style>
    <style:style style:name="P10" style:family="paragraph" style:parent-style-name="Standard">
      <style:paragraph-properties fo:text-align="justify" style:justify-single-word="false"/>
      <style:text-properties officeooo:paragraph-rsid="00307217"/>
    </style:style>
    <style:style style:name="P11" style:family="paragraph" style:parent-style-name="Standard">
      <style:paragraph-properties fo:text-align="justify" style:justify-single-word="false"/>
      <style:text-properties officeooo:paragraph-rsid="0037083b"/>
    </style:style>
    <style:style style:name="P12" style:family="paragraph" style:parent-style-name="Standard">
      <style:paragraph-properties fo:text-align="justify" style:justify-single-word="false"/>
      <style:text-properties officeooo:paragraph-rsid="0060c292"/>
    </style:style>
    <style:style style:name="P13" style:family="paragraph" style:parent-style-name="Standard">
      <style:paragraph-properties fo:text-align="justify" style:justify-single-word="false"/>
      <style:text-properties officeooo:paragraph-rsid="006b0b89"/>
    </style:style>
    <style:style style:name="P14" style:family="paragraph" style:parent-style-name="Standard">
      <style:paragraph-properties fo:text-align="justify" style:justify-single-word="false"/>
      <style:text-properties officeooo:paragraph-rsid="006c8fd2"/>
    </style:style>
    <style:style style:name="P15" style:family="paragraph" style:parent-style-name="Standard">
      <style:paragraph-properties fo:text-align="justify" style:justify-single-word="false"/>
      <style:text-properties officeooo:paragraph-rsid="0070a85d"/>
    </style:style>
    <style:style style:name="P16" style:family="paragraph" style:parent-style-name="Standard">
      <style:paragraph-properties fo:text-align="justify" style:justify-single-word="false"/>
      <style:text-properties officeooo:paragraph-rsid="0071cf96"/>
    </style:style>
    <style:style style:name="P17" style:family="paragraph" style:parent-style-name="Standard">
      <style:paragraph-properties fo:text-align="justify" style:justify-single-word="false"/>
      <style:text-properties fo:font-weight="normal" officeooo:rsid="00116cce" officeooo:paragraph-rsid="00116cce" style:font-weight-asian="normal" style:font-weight-complex="normal"/>
    </style:style>
    <style:style style:name="P18" style:family="paragraph" style:parent-style-name="Standard">
      <style:paragraph-properties fo:text-align="justify" style:justify-single-word="false"/>
      <style:text-properties fo:font-weight="normal" officeooo:rsid="00148f5e" officeooo:paragraph-rsid="0012b319" style:font-weight-asian="normal" style:font-weight-complex="normal"/>
    </style:style>
    <style:style style:name="P19" style:family="paragraph" style:parent-style-name="Standard">
      <style:paragraph-properties fo:text-align="justify" style:justify-single-word="false"/>
      <style:text-properties fo:font-weight="normal" officeooo:rsid="00148f5e" officeooo:paragraph-rsid="00148f5e" style:font-weight-asian="normal" style:font-weight-complex="normal"/>
    </style:style>
    <style:style style:name="P20" style:family="paragraph" style:parent-style-name="Standard">
      <style:paragraph-properties fo:text-align="justify" style:justify-single-word="false"/>
      <style:text-properties fo:font-weight="normal" officeooo:rsid="0021cee7" officeooo:paragraph-rsid="001e97d1" style:font-weight-asian="normal" style:font-weight-complex="normal"/>
    </style:style>
    <style:style style:name="P21" style:family="paragraph" style:parent-style-name="Standard">
      <style:paragraph-properties fo:text-align="justify" style:justify-single-word="false"/>
      <style:text-properties fo:font-weight="normal" officeooo:rsid="0021cee7" officeooo:paragraph-rsid="0056373c" style:font-weight-asian="normal" style:font-weight-complex="normal"/>
    </style:style>
    <style:style style:name="P22" style:family="paragraph" style:parent-style-name="Standard">
      <style:paragraph-properties fo:text-align="justify" style:justify-single-word="false"/>
      <style:text-properties fo:font-weight="normal" officeooo:rsid="00200b83" officeooo:paragraph-rsid="001c4728" style:font-weight-asian="normal" style:font-weight-complex="normal"/>
    </style:style>
    <style:style style:name="P23" style:family="paragraph" style:parent-style-name="Standard">
      <style:paragraph-properties fo:text-align="justify" style:justify-single-word="false"/>
      <style:text-properties fo:font-weight="normal" officeooo:rsid="00200b83" officeooo:paragraph-rsid="00223230" style:font-weight-asian="normal" style:font-weight-complex="normal"/>
    </style:style>
    <style:style style:name="P24" style:family="paragraph" style:parent-style-name="Standard">
      <style:paragraph-properties fo:text-align="justify" style:justify-single-word="false"/>
      <style:text-properties fo:font-weight="normal" officeooo:rsid="00269872" officeooo:paragraph-rsid="002550d2" style:font-weight-asian="normal" style:font-weight-complex="normal"/>
    </style:style>
    <style:style style:name="P25" style:family="paragraph" style:parent-style-name="Standard">
      <style:paragraph-properties fo:text-align="justify" style:justify-single-word="false"/>
      <style:text-properties fo:font-weight="normal" officeooo:rsid="00199038" officeooo:paragraph-rsid="00179ceb" style:font-weight-asian="normal" style:font-weight-complex="normal"/>
    </style:style>
    <style:style style:name="P26" style:family="paragraph" style:parent-style-name="Standard">
      <style:paragraph-properties fo:text-align="justify" style:justify-single-word="false"/>
      <style:text-properties fo:font-weight="normal" officeooo:rsid="0042032a" officeooo:paragraph-rsid="001e97d1" style:font-weight-asian="normal" style:font-weight-complex="normal"/>
    </style:style>
    <style:style style:name="P27" style:family="paragraph" style:parent-style-name="Standard">
      <style:paragraph-properties fo:text-align="justify" style:justify-single-word="false"/>
      <style:text-properties fo:font-size="14pt" fo:font-weight="bold" officeooo:rsid="001c4728" officeooo:paragraph-rsid="001c4728" style:font-size-asian="14pt" style:font-weight-asian="bold" style:font-size-complex="14pt" style:font-weight-complex="bold"/>
    </style:style>
    <style:style style:name="P28" style:family="paragraph" style:parent-style-name="Standard">
      <style:text-properties fo:font-size="14pt" fo:font-weight="bold" officeooo:rsid="002e5ca2" officeooo:paragraph-rsid="002e5ca2"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02e5ca2" officeooo:paragraph-rsid="002e5ca2"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0382760" officeooo:paragraph-rsid="00382760"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61a50f" officeooo:paragraph-rsid="0061a50f" style:font-size-asian="14pt" style:font-weight-asian="bold" style:font-size-complex="14pt" style:font-weight-complex="bold"/>
    </style:style>
    <style:style style:name="P32" style:family="paragraph" style:parent-style-name="Standard">
      <style:text-properties officeooo:paragraph-rsid="0027c76a"/>
    </style:style>
    <style:style style:name="P33" style:family="paragraph" style:parent-style-name="Standard">
      <style:paragraph-properties fo:text-align="justify" style:justify-single-word="false"/>
      <style:text-properties fo:font-size="12pt" fo:font-weight="bold" officeooo:rsid="001c4728" officeooo:paragraph-rsid="001c4728"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normal" officeooo:rsid="006c8fd2" officeooo:paragraph-rsid="006c8fd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6fd266" officeooo:paragraph-rsid="006fd26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68b176" officeooo:paragraph-rsid="0061a50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6dda2a" officeooo:paragraph-rsid="006c8fd2" style:font-size-asian="10.5pt" style:font-weight-asian="normal" style:font-size-complex="12pt" style:font-weight-complex="normal"/>
    </style:style>
    <style:style style:name="P38" style:family="paragraph" style:parent-style-name="Standard" style:list-style-name="L1">
      <style:paragraph-properties fo:text-align="justify" style:justify-single-word="false"/>
      <style:text-properties fo:font-weight="normal" officeooo:rsid="00104206" officeooo:paragraph-rsid="00104206" style:font-weight-asian="normal" style:font-weight-complex="normal"/>
    </style:style>
    <style:style style:name="P39" style:family="paragraph" style:parent-style-name="Standard" style:list-style-name="L1">
      <style:paragraph-properties fo:text-align="justify" style:justify-single-word="false"/>
      <style:text-properties fo:font-weight="normal" officeooo:rsid="00116cce" officeooo:paragraph-rsid="00104206" style:font-weight-asian="normal" style:font-weight-complex="normal"/>
    </style:style>
    <style:style style:name="P40" style:family="paragraph" style:parent-style-name="Standard" style:list-style-name="L1">
      <style:paragraph-properties fo:text-align="justify" style:justify-single-word="false"/>
      <style:text-properties fo:font-weight="normal" officeooo:rsid="00116cce" officeooo:paragraph-rsid="00116cce" style:font-weight-asian="normal" style:font-weight-complex="normal"/>
    </style:style>
    <style:style style:name="P41" style:family="paragraph" style:parent-style-name="Standard" style:list-style-name="L1">
      <style:paragraph-properties fo:text-align="justify" style:justify-single-word="false"/>
      <style:text-properties fo:font-weight="normal" officeooo:rsid="00116cce" officeooo:paragraph-rsid="00347cce" style:font-weight-asian="normal" style:font-weight-complex="normal"/>
    </style:style>
    <style:style style:name="P42" style:family="paragraph" style:parent-style-name="Standard" style:list-style-name="L1">
      <style:paragraph-properties fo:text-align="justify" style:justify-single-word="false"/>
      <style:text-properties fo:font-weight="normal" officeooo:rsid="0012b319" officeooo:paragraph-rsid="0012b319" style:font-weight-asian="normal" style:font-weight-complex="normal"/>
    </style:style>
    <style:style style:name="P43" style:family="paragraph" style:parent-style-name="Standard" style:list-style-name="L1">
      <style:paragraph-properties fo:text-align="justify" style:justify-single-word="false"/>
      <style:text-properties fo:font-weight="normal" officeooo:rsid="00148f5e" officeooo:paragraph-rsid="0012b319" style:font-weight-asian="normal" style:font-weight-complex="normal"/>
    </style:style>
    <style:style style:name="P44" style:family="paragraph" style:parent-style-name="Standard" style:list-style-name="L1">
      <style:paragraph-properties fo:text-align="justify" style:justify-single-word="false"/>
      <style:text-properties fo:font-weight="normal" officeooo:rsid="00199038" officeooo:paragraph-rsid="00199038" style:font-weight-asian="normal" style:font-weight-complex="normal"/>
    </style:style>
    <style:style style:name="P45" style:family="paragraph" style:parent-style-name="Standard" style:list-style-name="L1">
      <style:paragraph-properties fo:text-align="justify" style:justify-single-word="false"/>
      <style:text-properties officeooo:paragraph-rsid="00104206"/>
    </style:style>
    <style:style style:name="P46" style:family="paragraph" style:parent-style-name="Standard" style:list-style-name="L1">
      <style:paragraph-properties fo:text-align="justify" style:justify-single-word="false"/>
      <style:text-properties officeooo:paragraph-rsid="005ae421"/>
    </style:style>
    <style:style style:name="P47" style:family="paragraph" style:parent-style-name="Standard" style:list-style-name="L1">
      <style:paragraph-properties fo:text-align="justify" style:justify-single-word="false"/>
      <style:text-properties officeooo:paragraph-rsid="0012b319"/>
    </style:style>
    <style:style style:name="P48" style:family="paragraph" style:parent-style-name="Standard" style:list-style-name="L1">
      <style:paragraph-properties fo:text-align="justify" style:justify-single-word="false"/>
      <style:text-properties officeooo:paragraph-rsid="00179ceb"/>
    </style:style>
    <style:style style:name="P49" style:family="paragraph" style:parent-style-name="Standard" style:list-style-name="L1">
      <style:paragraph-properties fo:text-align="justify" style:justify-single-word="false"/>
      <style:text-properties officeooo:rsid="00104206" officeooo:paragraph-rsid="00104206"/>
    </style:style>
    <style:style style:name="P50" style:family="paragraph" style:parent-style-name="Standard" style:list-style-name="L1">
      <style:paragraph-properties fo:text-align="justify" style:justify-single-word="false"/>
      <style:text-properties officeooo:rsid="00179ceb" officeooo:paragraph-rsid="00179ceb"/>
    </style:style>
    <style:style style:name="T1" style:family="text">
      <style:text-properties fo:font-weight="normal" style:font-weight-asian="normal" style:font-weight-complex="normal"/>
    </style:style>
    <style:style style:name="T2" style:family="text">
      <style:text-properties fo:font-weight="normal" officeooo:rsid="00116cce" style:font-weight-asian="normal" style:font-weight-complex="normal"/>
    </style:style>
    <style:style style:name="T3" style:family="text">
      <style:text-properties fo:font-weight="normal" officeooo:rsid="0012b319" style:font-weight-asian="normal" style:font-weight-complex="normal"/>
    </style:style>
    <style:style style:name="T4" style:family="text">
      <style:text-properties fo:font-weight="normal" officeooo:rsid="00148f5e" style:font-weight-asian="normal" style:font-weight-complex="normal"/>
    </style:style>
    <style:style style:name="T5" style:family="text">
      <style:text-properties fo:font-weight="normal" officeooo:rsid="00179ceb" style:font-weight-asian="normal" style:font-weight-complex="normal"/>
    </style:style>
    <style:style style:name="T6" style:family="text">
      <style:text-properties fo:font-weight="normal" officeooo:rsid="00199038" style:font-weight-asian="normal" style:font-weight-complex="normal"/>
    </style:style>
    <style:style style:name="T7" style:family="text">
      <style:text-properties fo:font-weight="normal" officeooo:rsid="001a688c" style:font-weight-asian="normal" style:font-weight-complex="normal"/>
    </style:style>
    <style:style style:name="T8" style:family="text">
      <style:text-properties fo:font-weight="normal" officeooo:rsid="001c1ed7" style:font-weight-asian="normal" style:font-weight-complex="normal"/>
    </style:style>
    <style:style style:name="T9" style:family="text">
      <style:text-properties fo:font-weight="normal" officeooo:rsid="001c4728" style:font-weight-asian="normal" style:font-weight-complex="normal"/>
    </style:style>
    <style:style style:name="T10" style:family="text">
      <style:text-properties fo:font-weight="normal" officeooo:rsid="001dc6fe" style:font-weight-asian="normal" style:font-weight-complex="normal"/>
    </style:style>
    <style:style style:name="T11" style:family="text">
      <style:text-properties fo:font-weight="normal" officeooo:rsid="001eb949" style:font-weight-asian="normal" style:font-weight-complex="normal"/>
    </style:style>
    <style:style style:name="T12" style:family="text">
      <style:text-properties fo:font-weight="normal" officeooo:rsid="00200b83" style:font-weight-asian="normal" style:font-weight-complex="normal"/>
    </style:style>
    <style:style style:name="T13" style:family="text">
      <style:text-properties fo:font-weight="normal" officeooo:rsid="0021cee7" style:font-weight-asian="normal" style:font-weight-complex="normal"/>
    </style:style>
    <style:style style:name="T14" style:family="text">
      <style:text-properties fo:font-weight="normal" officeooo:rsid="00223230" style:font-weight-asian="normal" style:font-weight-complex="normal"/>
    </style:style>
    <style:style style:name="T15" style:family="text">
      <style:text-properties fo:font-weight="normal" officeooo:rsid="0023180c" style:font-weight-asian="normal" style:font-weight-complex="normal"/>
    </style:style>
    <style:style style:name="T16" style:family="text">
      <style:text-properties fo:font-weight="normal" officeooo:rsid="00104206" style:font-weight-asian="normal" style:font-weight-complex="normal"/>
    </style:style>
    <style:style style:name="T17" style:family="text">
      <style:text-properties fo:font-weight="normal" officeooo:rsid="0024cebc" style:font-weight-asian="normal" style:font-weight-complex="normal"/>
    </style:style>
    <style:style style:name="T18" style:family="text">
      <style:text-properties fo:font-weight="normal" officeooo:rsid="002550d2" style:font-weight-asian="normal" style:font-weight-complex="normal"/>
    </style:style>
    <style:style style:name="T19" style:family="text">
      <style:text-properties fo:font-weight="normal" officeooo:rsid="00269872" style:font-weight-asian="normal" style:font-weight-complex="normal"/>
    </style:style>
    <style:style style:name="T20" style:family="text">
      <style:text-properties fo:font-weight="normal" officeooo:rsid="0027c76a" style:font-weight-asian="normal" style:font-weight-complex="normal"/>
    </style:style>
    <style:style style:name="T21" style:family="text">
      <style:text-properties fo:font-weight="normal" officeooo:rsid="00307217" style:font-weight-asian="normal" style:font-weight-complex="normal"/>
    </style:style>
    <style:style style:name="T22" style:family="text">
      <style:text-properties fo:font-weight="normal" officeooo:rsid="00347cce" style:font-weight-asian="normal" style:font-weight-complex="normal"/>
    </style:style>
    <style:style style:name="T23" style:family="text">
      <style:text-properties fo:font-weight="normal" officeooo:rsid="00351c84" style:font-weight-asian="normal" style:font-weight-complex="normal"/>
    </style:style>
    <style:style style:name="T24" style:family="text">
      <style:text-properties fo:font-weight="normal" officeooo:rsid="00382760" style:font-weight-asian="normal" style:font-weight-complex="normal"/>
    </style:style>
    <style:style style:name="T25" style:family="text">
      <style:text-properties fo:font-weight="normal" officeooo:rsid="00397d35" style:font-weight-asian="normal" style:font-weight-complex="normal"/>
    </style:style>
    <style:style style:name="T26" style:family="text">
      <style:text-properties fo:font-weight="normal" officeooo:rsid="0040b279" style:font-weight-asian="normal" style:font-weight-complex="normal"/>
    </style:style>
    <style:style style:name="T27" style:family="text">
      <style:text-properties fo:font-weight="normal" officeooo:rsid="00435b74" style:font-weight-asian="normal" style:font-weight-complex="normal"/>
    </style:style>
    <style:style style:name="T28" style:family="text">
      <style:text-properties fo:font-weight="normal" officeooo:rsid="004539a8" style:font-weight-asian="normal" style:font-weight-complex="normal"/>
    </style:style>
    <style:style style:name="T29" style:family="text">
      <style:text-properties fo:font-weight="normal" officeooo:rsid="004665b5" style:font-weight-asian="normal" style:font-weight-complex="normal"/>
    </style:style>
    <style:style style:name="T30" style:family="text">
      <style:text-properties fo:font-weight="normal" officeooo:rsid="0047826a" style:font-weight-asian="normal" style:font-weight-complex="normal"/>
    </style:style>
    <style:style style:name="T31" style:family="text">
      <style:text-properties fo:font-weight="normal" officeooo:rsid="004897ac" style:font-weight-asian="normal" style:font-weight-complex="normal"/>
    </style:style>
    <style:style style:name="T32" style:family="text">
      <style:text-properties fo:font-weight="normal" officeooo:rsid="004a28af" style:font-weight-asian="normal" style:font-weight-complex="normal"/>
    </style:style>
    <style:style style:name="T33" style:family="text">
      <style:text-properties fo:font-weight="normal" officeooo:rsid="004bff2a" style:font-weight-asian="normal" style:font-weight-complex="normal"/>
    </style:style>
    <style:style style:name="T34" style:family="text">
      <style:text-properties fo:font-weight="normal" officeooo:rsid="00531db8" style:font-weight-asian="normal" style:font-weight-complex="normal"/>
    </style:style>
    <style:style style:name="T35" style:family="text">
      <style:text-properties fo:font-weight="normal" officeooo:rsid="0054f627" style:font-weight-asian="normal" style:font-weight-complex="normal"/>
    </style:style>
    <style:style style:name="T36" style:family="text">
      <style:text-properties fo:font-weight="normal" officeooo:rsid="0056373c" style:font-weight-asian="normal" style:font-weight-complex="normal"/>
    </style:style>
    <style:style style:name="T37" style:family="text">
      <style:text-properties fo:font-weight="normal" officeooo:rsid="0059effb" style:font-weight-asian="normal" style:font-weight-complex="normal"/>
    </style:style>
    <style:style style:name="T38" style:family="text">
      <style:text-properties fo:font-weight="normal" officeooo:rsid="005ae421" style:font-weight-asian="normal" style:font-weight-complex="normal"/>
    </style:style>
    <style:style style:name="T39" style:family="text">
      <style:text-properties fo:font-weight="normal" officeooo:rsid="005b2c1c" style:font-weight-asian="normal" style:font-weight-complex="normal"/>
    </style:style>
    <style:style style:name="T40" style:family="text">
      <style:text-properties fo:font-weight="normal" officeooo:rsid="0060c292" style:font-weight-asian="normal" style:font-weight-complex="normal"/>
    </style:style>
    <style:style style:name="T41" style:family="text">
      <style:text-properties fo:font-weight="normal" officeooo:rsid="0061a50f" style:font-weight-asian="normal" style:font-weight-complex="normal"/>
    </style:style>
    <style:style style:name="T42" style:family="text">
      <style:text-properties fo:font-weight="normal" officeooo:rsid="0062fc06" style:font-weight-asian="normal" style:font-weight-complex="normal"/>
    </style:style>
    <style:style style:name="T43" style:family="text">
      <style:text-properties fo:font-weight="normal" officeooo:rsid="00659be2" style:font-weight-asian="normal" style:font-weight-complex="normal"/>
    </style:style>
    <style:style style:name="T44" style:family="text">
      <style:text-properties fo:font-weight="normal" officeooo:rsid="0066fc2b" style:font-weight-asian="normal" style:font-weight-complex="normal"/>
    </style:style>
    <style:style style:name="T45" style:family="text">
      <style:text-properties fo:font-weight="normal" officeooo:rsid="0069ee1b" style:font-weight-asian="normal" style:font-weight-complex="normal"/>
    </style:style>
    <style:style style:name="T46" style:family="text">
      <style:text-properties fo:font-weight="normal" officeooo:rsid="006b0b89" style:font-weight-asian="normal" style:font-weight-complex="normal"/>
    </style:style>
    <style:style style:name="T47" style:family="text">
      <style:text-properties fo:font-weight="normal" officeooo:rsid="0070a85d" style:font-weight-asian="normal" style:font-weight-complex="normal"/>
    </style:style>
    <style:style style:name="T48" style:family="text">
      <style:text-properties style:text-position="super 58%" fo:font-weight="normal" style:font-weight-asian="normal" style:font-weight-complex="normal"/>
    </style:style>
    <style:style style:name="T49" style:family="text">
      <style:text-properties officeooo:rsid="001a688c"/>
    </style:style>
    <style:style style:name="T50" style:family="text">
      <style:text-properties officeooo:rsid="0029b574"/>
    </style:style>
    <style:style style:name="T51" style:family="text">
      <style:text-properties officeooo:rsid="00307217"/>
    </style:style>
    <style:style style:name="T52" style:family="text">
      <style:text-properties fo:font-weight="bold" officeooo:rsid="001c4728" style:font-weight-asian="bold" style:font-weight-complex="bold"/>
    </style:style>
    <style:style style:name="T53" style:family="text">
      <style:text-properties fo:font-weight="bold" officeooo:rsid="00307217" style:font-weight-asian="bold" style:font-weight-complex="bold"/>
    </style:style>
    <style:style style:name="T54" style:family="text">
      <style:text-properties fo:font-weight="bold" officeooo:rsid="0037083b" style:font-weight-asian="bold" style:font-weight-complex="bold"/>
    </style:style>
    <style:style style:name="T55" style:family="text">
      <style:text-properties fo:font-style="italic" fo:font-weight="normal" officeooo:rsid="002550d2" style:font-style-asian="italic" style:font-weight-asian="normal" style:font-style-complex="italic" style:font-weight-complex="normal"/>
    </style:style>
    <style:style style:name="T56" style:family="text">
      <style:text-properties officeooo:rsid="0024cebc"/>
    </style:style>
    <style:style style:name="T57" style:family="text">
      <style:text-properties fo:font-size="16pt" fo:font-weight="bold" officeooo:rsid="001a688c" style:font-size-asian="16pt" style:font-weight-asian="bold" style:font-size-complex="16pt" style:font-weight-complex="bold"/>
    </style:style>
    <style:style style:name="T58" style:family="text">
      <style:text-properties fo:font-size="16pt" fo:font-weight="bold" officeooo:rsid="0047826a" style:font-size-asian="16pt" style:font-weight-asian="bold" style:font-size-complex="16pt" style:font-weight-complex="bold"/>
    </style:style>
    <style:style style:name="T59" style:family="text">
      <style:text-properties fo:font-size="16pt" fo:font-weight="bold" officeooo:rsid="00104206" style:font-size-asian="16pt" style:font-weight-asian="bold" style:font-size-complex="16pt" style:font-weight-complex="bold"/>
    </style:style>
    <style:style style:name="T60" style:family="text">
      <style:text-properties fo:font-size="16pt" fo:font-weight="bold" officeooo:rsid="0054f627" style:font-size-asian="16pt" style:font-weight-asian="bold" style:font-size-complex="16pt" style:font-weight-complex="bold"/>
    </style:style>
    <style:style style:name="T61" style:family="text">
      <style:text-properties officeooo:rsid="005ae421"/>
    </style:style>
    <style:style style:name="T62" style:family="text">
      <style:text-properties officeooo:rsid="0062fc06"/>
    </style:style>
    <style:style style:name="T63" style:family="text">
      <style:text-properties fo:font-size="12pt" fo:font-weight="normal" officeooo:rsid="0068b176" style:font-size-asian="10.5pt" style:font-weight-asian="normal" style:font-size-complex="12pt" style:font-weight-complex="normal"/>
    </style:style>
    <style:style style:name="T64" style:family="text">
      <style:text-properties fo:font-size="12pt" fo:font-weight="normal" officeooo:rsid="006c8fd2" style:font-size-asian="10.5pt" style:font-weight-asian="normal" style:font-size-complex="12pt" style:font-weight-complex="normal"/>
    </style:style>
    <style:style style:name="T65" style:family="text">
      <style:text-properties fo:font-size="12pt" fo:font-weight="normal" officeooo:rsid="0070a85d" style:font-size-asian="10.5pt" style:font-weight-asian="normal" style:font-size-complex="12pt" style:font-weight-complex="normal"/>
    </style:style>
    <style:style style:name="T66" style:family="text">
      <style:text-properties fo:font-size="12pt" fo:font-weight="normal" officeooo:rsid="006dda2a" style:font-size-asian="10.5pt" style:font-weight-asian="normal" style:font-size-complex="12pt" style:font-weight-complex="normal"/>
    </style:style>
    <style:style style:name="T67" style:family="text">
      <style:text-properties fo:font-size="12pt" fo:font-weight="normal" officeooo:rsid="006fd266" style:font-size-asian="10.5pt" style:font-weight-asian="normal" style:font-size-complex="12pt" style:font-weight-complex="normal"/>
    </style:style>
    <style:style style:name="T68" style:family="text">
      <style:text-properties fo:font-size="12pt" fo:font-weight="normal" officeooo:rsid="0071cf96" style:font-size-asian="10.5pt" style:font-weight-asian="normal" style:font-size-complex="12pt" style:font-weight-complex="normal"/>
    </style:style>
    <style:style style:name="T69" style:family="text">
      <style:text-properties fo:font-size="12pt" fo:font-weight="normal" officeooo:rsid="0074940e"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start text:name="__DdeLink__865_1699539252"/><text:span text:style-name="T60">E</text:span><text:bookmark-start text:name="__DdeLink__699_225845475"/><text:span text:style-name="T58">xperiment</text:span><text:span text:style-name="T60">s</text:span><text:span text:style-name="T58"> in artificial human augmentation </text:span><text:bookmark-start text:name="__DdeLink__474_2686514031"/><text:bookmark-end text:name="__DdeLink__699_225845475"/><text:span text:style-name="T59"><text:s/></text:span><text:bookmark-end text:name="__DdeLink__865_1699539252"/><text:bookmark-end text:name="__DdeLink__474_2686514031"/></text:p>
      <text:p text:style-name="P2"/>
      <text:p text:style-name="P28"><text:bookmark-start text:name="__DdeLink__476_2686514031"/>A very short summary<text:bookmark-end text:name="__DdeLink__476_2686514031"/></text:p>
      <text:p text:style-name="P19"/>
      <text:p text:style-name="P6"><text:span text:style-name="T4"><text:tab/></text:span><text:bookmark-start text:name="__DdeLink__701_225845475"/><text:bookmark-start text:name="__DdeLink__478_2686514031"/><text:span text:style-name="T4">Human being</text:span><text:span text:style-name="T15">s</text:span><text:span text:style-name="T4"> are being modified without their knowledge and consent, using a wide range of techniques and treatments. There are drugs which enhance cognitive ability, blood transfusions that can make you younger, treatments which directly edit you</text:span><text:span text:style-name="T38">r</text:span><text:span text:style-name="T4"> genome. The most troubling piece of technology is the neural interface which allows the reading of somebody's thoughts and direct control over their bodily function. </text:span><text:span text:style-name="T5">Initially implanted in just a few, this technology is </text:span><text:span text:style-name="T8">now </text:span><text:span text:style-name="T5">being deployed to </text:span><text:span text:style-name="T8">greater numbers of people</text:span><text:span text:style-name="T5">. If we do nothing then in the coming decades we face a future where a large proportion of the human population will become enslaved </text:span><text:span text:style-name="T30">with these devices</text:span><text:span text:style-name="T5">.</text:span><text:bookmark-end text:name="__DdeLink__701_225845475"/><text:bookmark-end text:name="__DdeLink__478_2686514031"/></text:p>
      <text:p text:style-name="P1"/>
      <text:p text:style-name="P29"><text:bookmark-start text:name="__DdeLink__480_2686514031"/>A longer summary<text:bookmark-end text:name="__DdeLink__480_2686514031"/></text:p>
      <text:p text:style-name="P5"/>
      <text:list xml:id="list294594345" text:style-name="L1">
        <text:list-item>
          <text:p text:style-name="P38"><text:bookmark-start text:name="__DdeLink__703_225845475"/><text:bookmark-start text:name="__DdeLink__482_2686514031"/>For centuries, nations around the world have been endeavouring to improve individuals, to make them stronger, fitter, more intelligent, more valuable members of society. <text:bookmark-end text:name="__DdeLink__703_225845475"/><text:bookmark-end text:name="__DdeLink__482_2686514031"/></text:p>
          <text:p text:style-name="P38"/>
        </text:list-item>
        <text:list-item>
          <text:p text:style-name="P45"><text:bookmark-start text:name="__DdeLink__705_225845475"/><text:bookmark-start text:name="__DdeLink__484_2686514031"/><text:span text:style-name="T16">For </text:span><text:span text:style-name="T15">the majority</text:span><text:span text:style-name="T16"> of that time, </text:span><text:span text:style-name="T22">this</text:span><text:span text:style-name="T16"> </text:span><text:span text:style-name="T15">has been</text:span><text:span text:style-name="T16"> achieved though </text:span><text:span text:style-name="T2">e</text:span><text:span text:style-name="T16">ugenics or selective breeding <text:s/></text:span><text:span text:style-name="T2">i.e.</text:span><text:span text:style-name="T16"> </text:span><text:span text:style-name="T2">d</text:span><text:span text:style-name="T16">iscouraging and preventing the weak from having children </text:span><text:span text:style-name="T2">and vice versa for more ‘desirable’ members. </text:span><text:bookmark-end text:name="__DdeLink__705_225845475"/><text:bookmark-end text:name="__DdeLink__484_2686514031"/></text:p>
          <text:p text:style-name="P38"/>
        </text:list-item>
        <text:list-item>
          <text:p text:style-name="P49"><text:bookmark-start text:name="__DdeLink__707_225845475"/><text:span text:style-name="T1">In the 20</text:span><text:span text:style-name="T48">th</text:span><text:span text:style-name="T1"> century humanity started to take a </text:span><text:span text:style-name="T22">quicker, </text:span><text:span text:style-name="T1">more direct approach to that problem. Employing science and technology in a variety of ways to </text:span><text:span text:style-name="T2">allow a human being to perform </text:span><text:span text:style-name="T7">far</text:span><text:span text:style-name="T2"> beyond their natural ability. </text:span><text:bookmark-end text:name="__DdeLink__707_225845475"/></text:p>
          <text:p text:style-name="P39"/>
        </text:list-item>
        <text:list-item>
          <text:p text:style-name="P40"><text:bookmark-start text:name="__DdeLink__709_225845475"/><text:bookmark-start text:name="__DdeLink__3019_2133018672"/><text:bookmark-start text:name="__DdeLink__487_2686514031"/>Some of these ways you have heard of, <text:span text:style-name="T61">for example</text:span> <text:span text:style-name="T61">s</text:span>teroids<text:bookmark-end text:name="__DdeLink__3019_2133018672"/> can allow you to become far stronger than your genetic potential. There are others you probably have not heard of<text:bookmark-end text:name="__DdeLink__709_225845475"/>:<text:bookmark-end text:name="__DdeLink__487_2686514031"/></text:p>
          <text:list>
            <text:list-header>
              <text:p text:style-name="P41">- <text:bookmark-start text:name="__DdeLink__501_2686514031"/>Treatments to improve cognitive ability<text:bookmark-end text:name="__DdeLink__501_2686514031"/></text:p>
              <text:p text:style-name="P41">- <text:bookmark-start text:name="__DdeLink__503_2686514031"/>Treatments to improve reflexes<text:bookmark-end text:name="__DdeLink__503_2686514031"/></text:p>
              <text:p text:style-name="P40">- <text:bookmark-start text:name="__DdeLink__507_2686514031"/>Techniques that allow you to directly edit somebody's genome<text:bookmark-end text:name="__DdeLink__507_2686514031"/></text:p>
              <text:p text:style-name="P40">- <text:bookmark-start text:name="__DdeLink__509_2686514031"/>Neural interfaces that can transmit information to and from somebody’s neural system.<text:bookmark-end text:name="__DdeLink__509_2686514031"/></text:p>
            </text:list-header>
          </text:list>
        </text:list-item>
      </text:list>
      <text:p text:style-name="P17"/>
      <text:list xml:id="list103004786507732" text:continue-numbering="true" text:style-name="L1">
        <text:list-item>
          <text:p text:style-name="P40"><text:bookmark-start text:name="__DdeLink__489_2686514031"/>Many of these treatments have been used on people without their knowledge or consent. <text:bookmark-end text:name="__DdeLink__489_2686514031"/></text:p>
        </text:list-item>
      </text:list>
      <text:p text:style-name="P17"/>
      <text:list xml:id="list103005331307264" text:continue-numbering="true" text:style-name="L1">
        <text:list-item>
          <text:p text:style-name="P46"><text:bookmark-start text:name="__DdeLink__491_2686514031"/><text:span text:style-name="T2">W</text:span><text:span text:style-name="T3">hilst some people may appreciate being chosen for these treatments and gaining enhanced abilities, there is one treatment on that list that nobody in their right mind would want. That is, </text:span><text:span text:style-name="T4">of course,</text:span><text:span text:style-name="T3"> the neural interface which does not directly enhance </text:span><text:span text:style-name="T34">a person</text:span><text:span text:style-name="T3"> in any way. </text:span><text:bookmark-end text:name="__DdeLink__491_2686514031"/></text:p>
          <text:p text:style-name="P42"/>
        </text:list-item>
        <text:list-item>
          <text:p text:style-name="P42"><text:bookmark-start text:name="__DdeLink__493_2686514031"/>The neural interface grants the controller the ability to:<text:bookmark-end text:name="__DdeLink__493_2686514031"/></text:p>
          <text:list>
            <text:list-header>
              <text:p text:style-name="P47"><text:span text:style-name="T3">- </text:span><text:bookmark-start text:name="__DdeLink__511_2686514031"/><text:span text:style-name="T3">See all your thoughts and know exactly what you are thinking whether it be </text:span><text:span text:style-name="T34">images</text:span><text:span text:style-name="T3"> or sound.</text:span><text:bookmark-end text:name="__DdeLink__511_2686514031"/></text:p>
              <text:p text:style-name="P47"><text:span text:style-name="T3">- </text:span><text:bookmark-start text:name="__DdeLink__513_2686514031"/><text:span text:style-name="T3">Control your body </text:span><text:span text:style-name="T6">and </text:span><text:span text:style-name="T3">trigger limb movements. </text:span><text:bookmark-end text:name="__DdeLink__513_2686514031"/></text:p>
              <text:p text:style-name="P42">- <text:bookmark-start text:name="__DdeLink__515_2686514031"/>Control bodily functions such as heart rate. <text:bookmark-end text:name="__DdeLink__515_2686514031"/></text:p>
              <text:p text:style-name="P47"><text:span text:style-name="T3">- </text:span><text:bookmark-start text:name="__DdeLink__517_2686514031"/><text:span text:style-name="T4">Feed signals into your brain, allowing the </text:span><text:span text:style-name="T6">manipulation</text:span><text:span text:style-name="T4"> of thoughts and the ability to alter <text:s/>dreams. </text:span><text:bookmark-end text:name="__DdeLink__517_2686514031"/></text:p>
              <text:p text:style-name="P43"/>
            </text:list-header>
          </text:list>
        </text:list-item>
        <text:list-item>
          <text:p text:style-name="P44"><text:bookmark-start text:name="__DdeLink__495_2686514031"/>The device enables abuses such as thought policing, sleep deprivation, <text:span text:style-name="T62">triggering panic attacks, </text:span>and even murdering the subject remotely by way of <text:span text:style-name="T62">causing a</text:span> heart attack or stroke. <text:bookmark-end text:name="__DdeLink__495_2686514031"/></text:p>
        </text:list-item>
      </text:list>
      <text:p text:style-name="P18"/>
      <text:list xml:id="list103006648863215" text:continue-numbering="true" text:style-name="L1">
        <text:list-item>
          <text:p text:style-name="P48"><text:bookmark-start text:name="__DdeLink__497_2686514031"/><text:span text:style-name="T4">A</text:span><text:span text:style-name="T5">s technology improves, and it becomes economically viable, the plan is to eventually implant the entire population with these devices, effectively enslaving us </text:span><text:span text:style-name="T6">to the will of a few. </text:span><text:bookmark-end text:name="__DdeLink__497_2686514031"/></text:p>
        </text:list-item>
      </text:list>
      <text:p text:style-name="P18"/>
      <text:list xml:id="list103006412008771" text:continue-numbering="true" text:style-name="L1">
        <text:list-item>
          <text:p text:style-name="P50"><text:bookmark-start text:name="__DdeLink__499_2686514031"/><text:span text:style-name="T2">I </text:span><text:span text:style-name="T1">call upon us to come together to stop this catastrophe from occurring, </text:span><text:span text:style-name="T6">for it will happen if we stand by and do nothing. </text:span><text:bookmark-end text:name="__DdeLink__499_2686514031"/></text:p>
          <text:p text:style-name="P50"><text:span text:style-name="T6"/></text:p>
        </text:list-item>
      </text:list>
      <text:p text:style-name="P25"/>
      <text:p text:style-name="P27"><text:bookmark-start text:name="__DdeLink__519_2686514031"/><text:soft-page-break/><text:span text:style-name="T49">T</text:span>he three phases<text:bookmark-end text:name="__DdeLink__519_2686514031"/></text:p>
      <text:p text:style-name="P3"/>
      <text:p text:style-name="P10"><text:bookmark-start text:name="__DdeLink__713_225845475"/><text:bookmark-start text:name="__DdeLink__710_2112259754"/><text:bookmark-start text:name="__DdeLink__522_2686514031"/><text:span text:style-name="T9">To gain a broad understanding of events this human experiment can be divided into three phases. These phases are not distinct and there is much overlap. </text:span><text:span text:style-name="T21">These are the phases of recent history </text:span><text:span text:style-name="T35">and the near future</text:span><text:span text:style-name="T21">. Experiments into </text:span><text:span text:style-name="T35">artificial </text:span><text:span text:style-name="T21">human augmentation began long before </text:span><text:span text:style-name="T25">what I term to be </text:span><text:span text:style-name="T21">Phase 1. </text:span><text:bookmark-end text:name="__DdeLink__713_225845475"/><text:bookmark-end text:name="__DdeLink__710_2112259754"/><text:bookmark-end text:name="__DdeLink__522_2686514031"/></text:p>
      <text:p text:style-name="P3"/>
      <text:p text:style-name="P3"><text:bookmark-start text:name="__DdeLink__524_2686514031"/>Phase 1 <text:span text:style-name="T51">(1950’s to 70’s)</text:span><text:bookmark-end text:name="__DdeLink__524_2686514031"/></text:p>
      <text:p text:style-name="P3"/>
      <text:p text:style-name="P26"><text:bookmark-start text:name="__DdeLink__628_3637308169"/><text:bookmark-start text:name="__DdeLink__718_225845475"/>Some knowledge of the first phase is in the public domain. The illegal MKUltra experiments conducted by the US government on their own citizens yielded a great deal of information on how a human being could be modified both negatively and positively. The scope of the experiments extend far beyond what is commonly known and include early research on the use of neural interfaces on animal subjects, at this point being sophisticated enough to remotely control the motor functions of a dog. Officially halted in 1973, research in this area of course never stopped. This was the middle of the Cold War. Any world power would feel that they could not afford to stop developing such strategically important technologies. It is highly probable that Russia was researching ways to artificially enhance human beings, and in a world ruled by game theory that meant America and her allies would also have to continue.<text:bookmark-end text:name="__DdeLink__628_3637308169"/><text:bookmark-end text:name="__DdeLink__718_225845475"/></text:p>
      <text:p text:style-name="P3"/>
      <text:p text:style-name="P10"><text:bookmark-start text:name="__DdeLink__528_2686514031"/><text:span text:style-name="T52">Phase 2 </text:span><text:span text:style-name="T53">(1970’s to present)</text:span><text:bookmark-end text:name="__DdeLink__528_2686514031"/></text:p>
      <text:p text:style-name="P3"/>
      <text:p text:style-name="P12"><text:bookmark-start text:name="__DdeLink__632_3637308169"/><text:bookmark-start text:name="__DdeLink__714_2112259754"/><text:bookmark-start text:name="__DdeLink__722_225845475"/><text:span text:style-name="T27">A change of tact was needed; a way to make the experiments more morally acceptable to the people who knew about them. Outrage causes people to protest and speak out, </text:span><text:span text:style-name="T39">and </text:span><text:span text:style-name="T27">that anger needed to be quelled. </text:span><text:bookmark-start text:name="__DdeLink__530_2686514031"/><text:span text:style-name="T14">So begins the “Age of the Ultra”. O</text:span><text:span text:style-name="T11">rdinary people are selected to receive only </text:span><text:span text:style-name="T15">p</text:span><text:span text:style-name="T11">ositive modifications </text:span><text:span text:style-name="T27">in an effort to</text:span><text:span text:style-name="T11"> make them </text:span><text:span text:style-name="T15">super human.</text:span><text:span text:style-name="T11"> They are selected from a young age and helped throughout their lives to become successful. </text:span><text:span text:style-name="T14">In this way test subjects are no longer perceived to be victims, instead they are thought </text:span><text:span text:style-name="T30">of as</text:span><text:span text:style-name="T14"> lucky and b</text:span><text:span text:style-name="T15">lessed. Many of those selected do go on to achieve great success reinforcing that belief. </text:span><text:span text:style-name="T23">Of course these </text:span><text:span text:style-name="T40">experimental </text:span><text:span text:style-name="T23">technologies are not without risk. </text:span><text:span text:style-name="T40">Test subjects have suffered from </text:span><text:span text:style-name="T41">side</text:span><text:span text:style-name="T40"> effects ranging from the severe: death, severe mental health issues, deformities, to the more mild such as </text:span><text:span text:style-name="T42">developing</text:span><text:span text:style-name="T40"> Asperger Syndrome, ADHD, </text:span><text:span text:style-name="T42">and </text:span><text:span text:style-name="T40">Bipolar disorder. </text:span><text:span text:style-name="T12">During this time much experimental data is gathered into real world long term use of these technologies. </text:span><text:span text:style-name="T15">The technologies are further refined and developed into </text:span><text:span text:style-name="T40">safer, </text:span><text:span text:style-name="T28">more</text:span><text:span text:style-name="T15"> cost</text:span><text:span text:style-name="T28">-</text:span><text:span text:style-name="T15">effective forms in preparation for larger scale deployment. </text:span><text:bookmark-end text:name="__DdeLink__632_3637308169"/><text:span text:style-name="T12"><text:s/></text:span><text:bookmark-end text:name="__DdeLink__714_2112259754"/><text:bookmark-end text:name="__DdeLink__722_225845475"/><text:bookmark-end text:name="__DdeLink__530_2686514031"/></text:p>
      <text:p text:style-name="P23"/>
      <text:p text:style-name="P11"><text:span text:style-name="T52">Phase 3 </text:span><text:span text:style-name="T53">(present till 2050? 2060? 20</text:span><text:span text:style-name="T54">7</text:span><text:span text:style-name="T53">0?)</text:span></text:p>
      <text:p text:style-name="P22"/>
      <text:p text:style-name="P7"><text:bookmark-start text:name="__DdeLink__724_225845475"/><text:bookmark-start text:name="__DdeLink__532_2686514031"/><text:span text:style-name="T12">Phase 3 begins when the technology has reached sufficient maturity, </text:span><text:span text:style-name="T17">th</text:span><text:span text:style-name="T12">e infrastructure is in place, </text:span><text:span text:style-name="T17">and the </text:span><text:span text:style-name="T12"><text:s text:c="2"/>costs </text:span><text:span text:style-name="T17">have</text:span><text:span text:style-name="T12"> come down </text:span><text:span text:style-name="T17">sufficiently </text:span><text:span text:style-name="T12">for </text:span><text:span text:style-name="T39">P</text:span><text:span text:style-name="T24">hase 3 </text:span><text:span text:style-name="T12">to become economically viable. In this phase neural interfaces are </text:span><text:span text:style-name="T36">slowly</text:span><text:span text:style-name="T12"> deployed to the wider population. There are </text:span><text:span text:style-name="T29">a</text:span><text:span text:style-name="T12"> variety of ways that could be theoretically achieved. </text:span><text:span text:style-name="T20">T</text:span><text:span text:style-name="T12">he age of the “Ultra” is over. </text:span><text:span text:style-name="T13">It would not be possible to expend the resources used in the previous phase on every single person, so we are left in a situation where people </text:span><text:span text:style-name="T20">have</text:span><text:span text:style-name="T13"> all the disadvantages but none of the “help” </text:span><text:span text:style-name="T30">given to the Ultras of the past to help them achieve success</text:span><text:span text:style-name="T13">. </text:span><text:span text:style-name="T15">It </text:span><text:span text:style-name="T36">will take </text:span><text:span text:style-name="T15">decades but the end of phase 3 </text:span><text:span text:style-name="T30">would be</text:span><text:span text:style-name="T15"> when the majority of the population becomes implanted </text:span><text:span text:style-name="T20">with a neural interface</text:span><text:span text:style-name="T15">. </text:span><text:bookmark-end text:name="__DdeLink__724_225845475"/><text:bookmark-end text:name="__DdeLink__532_2686514031"/></text:p>
      <text:p text:style-name="P3"/>
      <text:p text:style-name="P33"><text:bookmark-start text:name="__DdeLink__534_2686514031"/><text:span text:style-name="T50">E</text:span>nd <text:span text:style-name="T50">G</text:span>ame. What happens after Phase 3?<text:bookmark-end text:name="__DdeLink__534_2686514031"/></text:p>
      <text:p text:style-name="P27"/>
      <text:p text:style-name="P13"><text:bookmark-start text:name="__DdeLink__719_2112259754"/><text:span text:style-name="T37">M</text:span><text:span text:style-name="T43">ass deployment would allow the implementation of sophisticated eugenics policies not possible before. </text:span><text:span text:style-name="T44">A person could now be judged not only by their physical characteristics and intellect, but also </text:span><text:span text:style-name="T47">by how they think i.e.</text:span><text:span text:style-name="T44"> </text:span><text:span text:style-name="T47">what their religious or political views are.</text:span><text:span text:style-name="T44"> </text:span><text:span text:style-name="T45">Those deemed less fit </text:span><text:span text:style-name="T47">or those who hold views which do not align with the governing authority </text:span><text:span text:style-name="T45">could then be subjected </text:span><text:span text:style-name="T46">to </text:span><text:span text:style-name="T45">the technologically enabled abuses </text:span><text:span text:style-name="T47">and persecution </text:span><text:span text:style-name="T45">outlined earlier:</text:span><text:bookmark-start text:name="__DdeLink__540_2686514031"/><text:span text:style-name="T10"> Thought policing, intellectual property theft, sleep deprivation, induced panic attacks, dream inception, thought manipulation</text:span><text:span text:style-name="T46">.</text:span><text:span text:style-name="T10"> </text:span><text:span text:style-name="T46">T</text:span><text:span text:style-name="T10">he entire population becomes subjugated to a minority who control the technology. It become</text:span><text:span text:style-name="T46">s</text:span><text:span text:style-name="T10"> impossible to fight back against an abusive power</text:span><text:bookmark-end text:name="__DdeLink__540_2686514031"/><text:span text:style-name="T10">, </text:span><text:span text:style-name="T46">with the mere thought of rebellion bringing one to the attention of the authorities. </text:span><text:span text:style-name="T10"><text:s/></text:span><text:bookmark-end text:name="__DdeLink__719_2112259754"/></text:p>
      <text:p text:style-name="P21"/>
      <text:p text:style-name="P21"/>
      <text:p text:style-name="P21"/>
      <text:p text:style-name="P21"><text:soft-page-break/></text:p>
      <text:p text:style-name="P30"><text:bookmark-start text:name="__DdeLink__721_2112259754"/><text:bookmark-start text:name="__DdeLink__546_2686514031"/><text:span text:style-name="T56">H</text:span>ow they deceive us into acting against our own interests<text:bookmark-end text:name="__DdeLink__721_2112259754"/><text:bookmark-end text:name="__DdeLink__546_2686514031"/></text:p>
      <text:p text:style-name="P20"/>
      <text:p text:style-name="P8"><text:bookmark-start text:name="__DdeLink__734_225845475"/><text:bookmark-start text:name="__DdeLink__729_2112259754"/><text:bookmark-start text:name="__DdeLink__548_2686514031"/><text:span text:style-name="T17">During Phase 2, we are tricked into accepting experimentation </text:span><text:span text:style-name="T31">on our fellow humans </text:span><text:span text:style-name="T17">b</text:span><text:span text:style-name="T20">y</text:span><text:span text:style-name="T17"> making us believe that test subjects are lucky instead of victims. It is only with our wilful compliance and acceptance that the</text:span><text:span text:style-name="T31">y are able to get away with this scheme</text:span><text:span text:style-name="T17">. The coming Phase 3 will also require a level of deception into getting us to accept this fate. </text:span><text:bookmark-end text:name="__DdeLink__734_225845475"/><text:bookmark-end text:name="__DdeLink__548_2686514031"/></text:p>
      <text:p text:style-name="P4"/>
      <text:p text:style-name="P9"><text:bookmark-start text:name="__DdeLink__625_3637308169"/><text:bookmark-start text:name="__DdeLink__737_225845475"/><text:bookmark-start text:name="__DdeLink__554_2686514031"/><text:span text:style-name="T18">I have been told that this path is inevitable. It is humanities fate to become merged with machine and AI, so I shouldn’t bother fighting. </text:span><text:span text:style-name="T32">They may be right in a sense. Technology is advancing rapidly and evolution has no hope of keeping up. Many may choose to massively boost their intellect with the super fast processing capabilities of computers, and the ability to look up information instantly. However, i</text:span><text:span text:style-name="T18">n such a scenario the technology must allow us to maintain our individuality. </text:span><text:span text:style-name="T19">I</text:span><text:span text:style-name="T18">t must be peer to peer. An individual must have complete control over the data flowing to and from themselves, and </text:span><text:span text:style-name="T19">the </text:span><text:span text:style-name="T18">devices </text:span><text:span text:style-name="T26">they are connected to</text:span><text:span text:style-name="T18">. The current system is one of centralised control </text:span><text:span text:style-name="T19">in </text:span><text:span text:style-name="T18">which all who possess a neural interface are essentially enslaved to</text:span><text:span text:style-name="T22"> a third party</text:span><text:span text:style-name="T18">. I cannot turn these devices off, my thoughts are taken from me against my will. I can be controlled by another </text:span><text:span text:style-name="T22">entity </text:span><text:span text:style-name="T18">against my will. This reality is not something we should </text:span><text:span text:style-name="T55">ever</text:span><text:span text:style-name="T18"> accept. </text:span><text:bookmark-end text:name="__DdeLink__554_2686514031"/><text:span text:style-name="T33">Even a peer to peer version would be highly dangerous, given the relative ease in which current consumer devices can be compromised. </text:span><text:bookmark-end text:name="__DdeLink__737_225845475"/><text:bookmark-end text:name="__DdeLink__729_2112259754"/></text:p>
      <text:p text:style-name="P24"><text:bookmark-end text:name="__DdeLink__625_3637308169"/></text:p>
      <text:p text:style-name="P31"><text:bookmark-start text:name="__DdeLink__723_2112259754"/>How can we stop this from happening?<text:bookmark-end text:name="__DdeLink__723_2112259754"/></text:p>
      <text:p text:style-name="P36"/>
      <text:p text:style-name="P14"><text:bookmark-start text:name="__DdeLink__731_2112259754"/><text:span text:style-name="T65">You have already taken the first step in fighting back against this catastrophe</text:span><text:span text:style-name="T64">. In reading this document you have become aware of the danger, </text:span><text:span text:style-name="T66">most people are not and that is a problem. You cannot fight back against something that you do not know exists. I hope you agree that neural interfaces pose a massive threat to the human race </text:span><text:span text:style-name="T67">and that w</text:span><text:span text:style-name="T66">e must never allow ourselves to accept th</text:span><text:span text:style-name="T65">em as part of</text:span><text:span text:style-name="T66"> our new reality. </text:span></text:p>
      <text:p text:style-name="P37"/>
      <text:p text:style-name="P15"><text:span text:style-name="T66">T</text:span><text:span text:style-name="T65">he second </text:span><text:span text:style-name="T68">thing </text:span><text:span text:style-name="T65">you can do is to share this knowledge with as many people as possible. The more people that know, the greater the chance we have to avoid this fate.</text:span></text:p>
      <text:p text:style-name="P37"/>
      <text:p text:style-name="P16"><text:span text:style-name="T66">O</text:span><text:span text:style-name="T68">ur immediate priority is to stop what is happening right now but even if we are successful we must recognise that t</text:span><text:span text:style-name="T63">he technology has been developed and that cannot be undone. </text:span><text:span text:style-name="T68">T</text:span><text:span text:style-name="T63">hat means that from now until the end of our existence humanity will </text:span><text:span text:style-name="T64">be in ever-increasing danger as that technology becomes more sophisticated.</text:span><text:span text:style-name="T63"> </text:span><text:span text:style-name="T68">We must be ever vigilant to this thr</text:span><text:bookmark-end text:name="__DdeLink__731_2112259754"/><text:span text:style-name="T69">eat, developing monitoring capabilities so that we can be alerted at the first sign that any of us have become compromised.</text:span></text:p>
      <text:p text:style-name="P35"/>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13:58:16.689479426</meta:creation-date>
    <dc:date>2022-04-16T10:30:04.587116260</dc:date>
    <meta:editing-duration>PT3H45M9S</meta:editing-duration>
    <meta:editing-cycles>55</meta:editing-cycles>
    <meta:generator>LibreOffice/6.4.7.2$Linux_X86_64 LibreOffice_project/40$Build-2</meta:generator>
    <meta:document-statistic meta:table-count="0" meta:image-count="0" meta:object-count="0" meta:page-count="3" meta:paragraph-count="45" meta:word-count="1625" meta:character-count="9618" meta:non-whitespace-character-count="8029"/>
  </office:meta>
</office:document-meta>
</file>